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b74c" officeooo:paragraph-rsid="000ab74c"/>
    </style:style>
    <style:style style:name="P2" style:family="paragraph" style:parent-style-name="Standard">
      <style:paragraph-properties fo:line-height="200%"/>
      <style:text-properties officeooo:rsid="000ab74c" officeooo:paragraph-rsid="0016ee28"/>
    </style:style>
    <style:style style:name="P3" style:family="paragraph" style:parent-style-name="Standard">
      <style:text-properties officeooo:rsid="0012cb6b" officeooo:paragraph-rsid="0012cb6b"/>
    </style:style>
    <style:style style:name="P4" style:family="paragraph" style:parent-style-name="Standard">
      <style:paragraph-properties fo:line-height="200%"/>
      <style:text-properties officeooo:rsid="000ab74c" officeooo:paragraph-rsid="002f3fe2"/>
    </style:style>
    <style:style style:name="P5" style:family="paragraph" style:parent-style-name="Standard">
      <style:text-properties officeooo:rsid="000ab74c" officeooo:paragraph-rsid="000ab74c"/>
    </style:style>
    <style:style style:name="P6" style:family="paragraph" style:parent-style-name="Standard">
      <style:paragraph-properties fo:line-height="200%"/>
      <style:text-properties officeooo:rsid="002e607a" officeooo:paragraph-rsid="002e607a"/>
    </style:style>
    <style:style style:name="T1" style:family="text">
      <style:text-properties officeooo:rsid="0012cb6b"/>
    </style:style>
    <style:style style:name="T2" style:family="text">
      <style:text-properties officeooo:rsid="002e607a"/>
    </style:style>
    <style:style style:name="T3" style:family="text">
      <style:text-properties officeooo:rsid="002fe7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riel Alves</text:p>
      <text:p text:style-name="P1">CS 202-1001</text:p>
      <text:p text:style-name="P1">Project <text:span text:style-name="T2">8</text:span> Documentation</text:p>
      <text:p text:style-name="P3"><text:span text:style-name="T2">4/1/</text:span>15</text:p>
      <text:p text:style-name="P1"/>
      <text:p text:style-name="P6"><text:tab/>The purpose of this program is to use classes so that cards could be read in and shuffled while each player gets read in from a file and five cards from the shuffled deck are dealt with every player.</text:p>
      <text:p text:style-name="P4"><text:span text:style-name="T1"><text:tab/>The program is heavily dependent on classes. There are two types of classes: the player class and the card class. Though there was mainly only one player class that was used, there are four main card classes: unshuffled, shuffled, discard, and stock. The program begins by asking the user how many players will be in the game. After the user provides a reasonable number, a menu is given that gives the player access to a number of functions. The first function reads in a card file and puts them into the data members of the unshuffled card deck class. The second function shuffles the deck. It first copies the data members of the unshuffled deck into the shuffled deck. The shuffled deck class is then shuffled by going through every card and swap them with another within the deck. Each card's property is copy with the use of overloaded assignment operators. The next function reads in a file with names for the players. This is done through player overloaded extraction operators. The first and last name of each player are read in. The two components are then concatinated. The next function gives a card to each player until each player has five cards. This style of dealing works like this: the first player gets the first card, it then skips each person's first card, then gets the card after the skips, then the process repeats the first player gets five cards. When five cards are obtained, the player uses a setter from the member functions where it takes the five cards and sets it in the player's hand. This process is repeated with every player. After every player has five cards, the program then calculates how many cards were used. It then takes the next card from the unused pile and set it on the discard pile. The program then checks again how many cards were used, goes two cards ahead, and places the rest of the cards on the stock pile. The program then proceeds to output every card of the unshuffled deck, shuffled deck, discard pile, stock pile, and the cards in each player's hand and who it belonged to.</text:span></text:p>
      <text:p text:style-name="P4"><text:soft-page-break/><text:tab/><text:span text:style-name="T3">If there was more time for this project, more member functions will be used to not only shorten the maindriver file, but also make it more efficient. Classes were very useful for this project and possibly implementing more member functions might help.</text:span></text:p>
      <text:p text:style-name="P2"><text:tab/><text:span text:style-name="T3">The biggest problem of this project was dealing the cards because it was difficult to come up with an idea to give one card to each player until every player had five cards with their appropriate member functions. This was fixed in a complicated way that involved a nested for loop and manipulation of square bracke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12:56:56.515491952</meta:creation-date>
    <dc:date>2015-04-01T23:44:15.116918965</dc:date>
    <meta:editing-duration>PT2H26M44S</meta:editing-duration>
    <meta:editing-cycles>20</meta:editing-cycles>
    <meta:generator>LibreOffice/4.2.7.2$Linux_X86_64 LibreOffice_project/420m0$Build-2</meta:generator>
    <meta:document-statistic meta:table-count="0" meta:image-count="0" meta:object-count="0" meta:page-count="2" meta:paragraph-count="8" meta:word-count="507" meta:character-count="2858" meta:non-whitespace-character-count="2354"/>
  </office:meta>
</office:document-meta>
</file>